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175C00001B49CB1A19F3D346183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Ubuntu Mono" svg:font-family="'Ubuntu Mono'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191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2" style:family="table">
      <style:table-properties style:width="17.013cm" fo:margin-left="-0.199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Ubuntu Mono" fo:font-size="10pt" fo:language="ru" fo:country="RU" style:font-size-asian="10pt" style:language-asian="ru" style:country-asian="RU" style:font-name-complex="Ubuntu Mono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fo:font-size="10pt" fo:language="ru" fo:country="RU" style:font-size-asian="10pt" style:language-asian="ru" style:country-asian="RU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fo:font-size="10pt" fo:language="en" fo:country="US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9pt" fo:language="ru" fo:country="RU" style:font-size-asian="9pt" style:language-asian="ru" style:country-asian="RU" style:font-name-complex="Ubuntu Mono" style:font-size-complex="9pt" style:language-complex="ar" style:country-complex="SA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font-size="9pt" fo:language="ru" fo:country="RU" style:font-size-asian="9pt" style:language-asian="ru" style:country-asian="RU" style:font-name-complex="Times New Roman" style:font-size-complex="9pt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font-size="9pt" fo:language="ru" fo:country="RU" style:text-underline-style="solid" style:text-underline-width="auto" style:text-underline-color="font-color" style:font-size-asian="9pt" style:language-asian="ru" style:country-asian="RU" style:font-name-complex="Times New Roman" style:font-size-complex="9pt" style:language-complex="ar" style:country-complex="SA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2" style:family="paragraph" style:parent-style-name="Standard">
      <style:paragraph-properties style:writing-mode="lr-tb"/>
      <style:text-properties fo:font-size="10pt" fo:language="ru" fo:country="RU" style:font-size-asian="10pt" style:language-asian="ru" style:country-asian="RU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style:writing-mode="lr-tb"/>
      <style:text-properties fo:font-size="10pt" fo:language="ru" fo:country="RU" officeooo:rsid="00193e15" officeooo:paragraph-rsid="00193e15" style:font-size-asian="10pt" style:language-asian="ru" style:country-asian="RU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style:writing-mode="lr-tb"/>
      <style:text-properties fo:font-size="10pt" fo:language="ru" fo:country="RU" officeooo:rsid="001b2d5f" officeooo:paragraph-rsid="001b2d5f" style:font-size-asian="10pt" style:language-asian="ru" style:country-asian="RU" style:font-name-complex="Times New Roman" style:font-size-complex="10pt" style:language-complex="ar" style:country-complex="SA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26" style:family="paragraph" style:parent-style-name="Preformatted_20_Text">
      <style:text-properties fo:color="#000000" fo:font-size="9pt" style:font-size-asian="9pt" style:font-size-complex="9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96969" fo:font-size="9pt" style:font-size-asian="9pt" style:font-size-complex="9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 fo:font-size="9pt" style:font-size-asian="9pt" style:font-size-complex="9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 style:font-size-asian="9pt" style:font-size-complex="9pt"/>
    </style:style>
    <style:style style:name="P31" style:family="paragraph" style:parent-style-name="Standard">
      <style:text-properties fo:color="#000000" style:font-name="Ubuntu Mono" fo:font-size="10pt" fo:language="ru" fo:country="RU" style:font-size-asian="10pt" style:language-asian="ru" style:country-asian="RU" style:font-name-complex="Ubuntu Mono" style:font-size-complex="10pt" style:language-complex="ar" style:country-complex="SA"/>
    </style:style>
    <style:style style:name="P32" style:family="paragraph" style:parent-style-name="Standard" style:list-style-name="WW8Num2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8Num2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93e15"/>
    </style:style>
    <style:style style:name="P34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fo:font-size="10pt" fo:language="ru" fo:country="RU" style:font-size-asian="10pt" style:language-asian="ru" style:country-asian="RU" style:font-name-complex="Times New Roman" style:font-size-complex="10pt" style:language-complex="ar" style:country-complex="SA"/>
    </style:style>
    <style:style style:name="P35" style:family="paragraph" style:parent-style-name="Standard" style:list-style-name="WW8Num2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>
      <style:paragraph-properties fo:margin-left="0.635cm" fo:margin-right="0cm" fo:text-indent="0cm" style:auto-text-indent="false" style:writing-mode="lr-tb"/>
      <style:text-properties fo:font-size="10pt" fo:language="ru" fo:country="RU" style:text-underline-style="solid" style:text-underline-width="auto" style:text-underline-color="font-color" officeooo:paragraph-rsid="000d224f" style:font-size-asian="10pt" style:language-asian="ru" style:country-asian="RU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ff773"/>
    </style:style>
    <style:style style:name="P3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ff773"/>
    </style:style>
    <style:style style:name="P3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paragraph-rsid="001ff773" style:font-size-asian="10pt" style:font-size-complex="10pt"/>
    </style:style>
    <style:style style:name="P40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paragraph-rsid="001ff773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paragraph-rsid="001ff773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officeooo:paragraph-rsid="001ff773" style:font-size-asian="10pt" style:font-size-complex="10pt"/>
    </style:style>
    <style:style style:name="P43" style:family="paragraph" style:parent-style-name="Standard" style:list-style-name="L1">
      <style:paragraph-properties style:writing-mode="lr-tb"/>
      <style:text-properties fo:font-size="10pt" fo:language="ru" fo:country="RU" officeooo:rsid="00193e15" style:font-size-asian="10pt" style:language-asian="ru" style:country-asian="RU" style:font-name-complex="Times New Roman" style:font-size-complex="10pt" style:language-complex="ar" style:country-complex="SA"/>
    </style:style>
    <style:style style:name="P44" style:family="paragraph" style:parent-style-name="Standard" style:list-style-name="L1">
      <style:paragraph-properties style:writing-mode="lr-tb"/>
      <style:text-properties fo:font-size="10pt" fo:language="ru" fo:country="RU" officeooo:rsid="00193e15" officeooo:paragraph-rsid="00193e15" style:font-size-asian="10pt" style:language-asian="ru" style:country-asian="RU" style:font-name-complex="Times New Roman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fo:font-size="10pt" fo:language="ru" fo:country="RU" officeooo:rsid="001b2d5f" style:font-size-asian="10pt" style:language-asian="ru" style:country-asian="RU" style:font-name-complex="Times New Roman" style:font-size-complex="10pt" style:language-complex="ar" style:country-complex="SA"/>
    </style:style>
    <style:style style:name="P46" style:family="paragraph" style:parent-style-name="Text_20_body">
      <style:text-properties style:font-name="Ubuntu Mono1" fo:font-size="11pt" style:font-size-asian="11pt" style:font-size-complex="11pt"/>
    </style:style>
    <style:style style:name="P47" style:family="paragraph" style:parent-style-name="Text_20_body">
      <style:text-properties style:font-name="Ubuntu Mono1" fo:font-size="11pt" officeooo:rsid="001d1c82" officeooo:paragraph-rsid="001d1c82" style:font-size-asian="11pt" style:font-size-complex="11pt"/>
    </style:style>
    <style:style style:name="P48" style:family="paragraph" style:parent-style-name="Text_20_body">
      <style:text-properties officeooo:rsid="001ff773" officeooo:paragraph-rsid="001ff773"/>
    </style:style>
    <style:style style:name="P49" style:family="paragraph" style:parent-style-name="Heading_20_3">
      <style:text-properties style:font-name="Ubuntu Mono1" fo:font-size="11pt" style:font-size-asian="11pt" style:font-size-complex="11pt"/>
    </style:style>
    <style:style style:name="P50" style:family="paragraph" style:parent-style-name="Heading_20_3">
      <style:text-properties style:font-name="Ubuntu Mono1" fo:font-size="10pt" officeooo:rsid="001d88bd" officeooo:paragraph-rsid="001d88bd" style:font-size-asian="10pt" style:font-size-complex="10pt"/>
    </style:style>
    <style:style style:name="P51" style:family="paragraph" style:parent-style-name="Heading_20_3">
      <style:text-properties fo:font-size="9pt" fo:language="ru" fo:country="RU" officeooo:rsid="001ff773" officeooo:paragraph-rsid="001ff773" style:font-size-asian="9pt" style:language-asian="ru" style:country-asian="RU" style:font-name-complex="Times New Roman" style:font-size-complex="9pt" style:language-complex="ar" style:country-complex="SA"/>
    </style:style>
    <style:style style:name="P52" style:family="paragraph" style:parent-style-name="Preformatted_20_Text">
      <style:text-properties fo:color="#696969" style:font-name="Ubuntu Mono" fo:font-size="9pt" fo:language="ru" fo:country="RU" officeooo:rsid="001d1c82" officeooo:paragraph-rsid="001d1c82" style:font-size-asian="9pt" style:language-asian="ru" style:country-asian="RU" style:font-name-complex="Ubuntu Mono" style:font-size-complex="9pt" style:language-complex="ar" style:country-complex="SA"/>
    </style:style>
    <style:style style:name="P53" style:family="paragraph" style:parent-style-name="Preformatted_20_Text">
      <style:text-properties fo:color="#696969" style:font-name="Ubuntu Mono1" fo:font-size="9pt" officeooo:rsid="001d1c82" style:font-size-asian="9pt" style:font-size-complex="9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4a43" fo:font-size="9pt" style:font-size-asian="9pt" style:font-size-complex="9pt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7" style:family="paragraph" style:parent-style-name="Preformatted_20_Text">
      <style:text-properties style:font-name="Ubuntu Mono1" fo:font-size="11pt" officeooo:paragraph-rsid="001d1c82" style:font-size-asian="11pt" style:font-size-complex="11pt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 fo:font-size="9pt" style:font-size-asian="9pt" style:font-size-complex="9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4a43" fo:font-size="9pt" style:font-size-asian="9pt" style:font-size-complex="9pt"/>
    </style:style>
    <style:style style:name="P6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61" style:family="paragraph">
      <loext:graphic-properties draw:fill="solid" draw:fill-color="#ffffff"/>
      <style:paragraph-properties style:writing-mode="lr-tb"/>
    </style:style>
    <style:style style:name="P6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3e1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49322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ff773" style:font-size-asian="10pt" style:font-size-complex="10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T10" style:family="text">
      <style:text-properties fo:font-size="10pt" fo:language="ru" fo:country="RU" style:font-size-asian="10pt" style:language-asian="ru" style:country-asian="RU" style:font-name-complex="Times New Roman" style:font-size-complex="10pt" style:language-complex="ar" style:country-complex="SA"/>
    </style:style>
    <style:style style:name="T11" style:family="text">
      <style:text-properties fo:font-size="10pt" fo:language="ru" fo:country="RU" fo:font-weight="bold" style:font-size-asian="10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T13" style:family="text">
      <style:text-properties fo:font-size="10pt" fo:language="ru" fo:country="RU" style:text-underline-style="solid" style:text-underline-width="auto" style:text-underline-color="font-color" officeooo:rsid="000d224f" style:font-size-asian="10pt" style:language-asian="ru" style:country-asian="RU" style:font-name-complex="Times New Roman" style:font-size-complex="10pt" style:language-complex="ar" style:country-complex="SA"/>
    </style:style>
    <style:style style:name="T14" style:family="text">
      <style:text-properties fo:font-size="10pt" fo:language="ru" fo:country="RU" style:text-underline-style="solid" style:text-underline-width="auto" style:text-underline-color="font-color" officeooo:rsid="000e592b" style:font-size-asian="10pt" style:language-asian="ru" style:country-asian="RU" style:font-name-complex="Times New Roman" style:font-size-complex="10pt" style:language-complex="ar" style:country-complex="SA"/>
    </style:style>
    <style:style style:name="T15" style:family="text">
      <style:text-properties fo:font-size="10pt" fo:language="ru" fo:country="RU" style:text-underline-style="solid" style:text-underline-width="auto" style:text-underline-color="font-color" officeooo:rsid="000f1520" style:font-size-asian="10pt" style:language-asian="ru" style:country-asian="RU" style:font-name-complex="Times New Roman" style:font-size-complex="10pt" style:language-complex="ar" style:country-complex="SA"/>
    </style:style>
    <style:style style:name="T16" style:family="text">
      <style:text-properties fo:font-size="10pt" fo:language="ru" fo:country="RU" style:text-underline-style="solid" style:text-underline-width="auto" style:text-underline-color="font-color" officeooo:rsid="00193e15" style:font-size-asian="10pt" style:language-asian="ru" style:country-asian="RU" style:font-name-complex="Times New Roman" style:font-size-complex="10pt" style:language-complex="ar" style:country-complex="SA"/>
    </style:style>
    <style:style style:name="T17" style:family="text">
      <style:text-properties fo:font-size="10pt" fo:language="ru" fo:country="RU" style:text-underline-style="solid" style:text-underline-width="auto" style:text-underline-color="font-color" officeooo:rsid="001ff773" style:font-size-asian="10pt" style:language-asian="ru" style:country-asian="RU" style:font-name-complex="Times New Roman" style:font-size-complex="10pt" style:language-complex="ar" style:country-complex="SA"/>
    </style:style>
    <style:style style:name="T18" style:family="text">
      <style:text-properties fo:font-size="10pt" fo:language="ru" fo:country="RU" fo:font-style="italic" style:font-size-asian="10pt" style:language-asian="ru" style:country-asian="RU" style:font-style-asian="italic" style:font-name-complex="Times New Roman" style:font-size-complex="10pt" style:language-complex="ar" style:country-complex="SA" style:font-style-complex="italic"/>
    </style:style>
    <style:style style:name="T19" style:family="text">
      <style:text-properties fo:font-size="10pt" fo:language="ru" fo:country="RU" fo:font-style="italic" officeooo:rsid="00193e15" style:font-size-asian="10pt" style:language-asian="ru" style:country-asian="RU" style:font-style-asian="italic" style:font-name-complex="Times New Roman" style:font-size-complex="10pt" style:language-complex="ar" style:country-complex="SA" style:font-style-complex="italic"/>
    </style:style>
    <style:style style:name="T20" style:family="text">
      <style:text-properties fo:font-size="10pt" fo:language="ru" fo:country="RU" fo:font-style="italic" officeooo:rsid="001ff773" style:font-size-asian="10pt" style:language-asian="ru" style:country-asian="RU" style:font-style-asian="italic" style:font-name-complex="Times New Roman" style:font-size-complex="10pt" style:language-complex="ar" style:country-complex="SA" style:font-style-complex="italic"/>
    </style:style>
    <style:style style:name="T21" style:family="text">
      <style:text-properties fo:font-size="10pt" fo:language="ru" fo:country="RU" fo:font-style="italic" fo:font-weight="bold" style:font-size-asian="10pt" style:language-asian="ru" style:country-asian="RU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2" style:family="text">
      <style:text-properties fo:font-variant="normal" fo:text-transform="none" fo:color="#000000" fo:font-size="10pt" fo:letter-spacing="normal" fo:language="ru" fo:country="RU" fo:font-style="normal" style:text-underline-style="solid" style:text-underline-width="auto" style:text-underline-color="font-color" fo:font-weight="normal" style:font-size-asian="10pt" style:language-asian="ru" style:country-asian="RU" style:font-style-asian="normal" style:font-weight-asian="normal" style:font-name-complex="Times New Roman" style:font-size-complex="10pt" style:language-complex="ar" style:country-complex="SA"/>
    </style:style>
    <style:style style:name="T23" style:family="text">
      <style:text-properties fo:font-variant="normal" fo:text-transform="none" fo:color="#000000" style:font-name="Times New Roman1" fo:font-size="10pt" fo:letter-spacing="normal" fo:language="ru" fo:country="RU" fo:font-style="normal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T24" style:family="text">
      <style:text-properties fo:font-variant="normal" fo:text-transform="none" fo:color="#000000" style:font-name="Times New Roman1" fo:font-size="10pt" fo:letter-spacing="normal" fo:language="ru" fo:country="RU" fo:font-style="normal" style:text-underline-style="solid" style:text-underline-width="auto" style:text-underline-color="font-color" fo:font-weight="normal" style:font-size-asian="10pt" style:language-asian="ru" style:country-asian="RU" style:font-style-asian="normal" style:font-weight-asian="normal" style:font-name-complex="Times New Roman" style:font-size-complex="10pt" style:language-complex="ar" style:country-complex="SA"/>
    </style:style>
    <style:style style:name="T25" style:family="text">
      <style:text-properties fo:font-variant="normal" fo:text-transform="none" fo:color="#000000" style:font-name="Times New Roman1" fo:font-size="10pt" fo:letter-spacing="normal" fo:language="ru" fo:country="RU" fo:font-style="normal" style:text-underline-style="solid" style:text-underline-width="auto" style:text-underline-color="font-color" fo:font-weight="normal" style:font-size-asian="10pt" style:language-asian="ru" style:country-asian="RU" style:font-name-complex="Times New Roman" style:font-size-complex="10pt" style:language-complex="ar" style:country-complex="SA"/>
    </style:style>
    <style:style style:name="T26" style:family="text">
      <style:text-properties fo:color="#004a43"/>
    </style:style>
    <style:style style:name="T27" style:family="text">
      <style:text-properties fo:color="#004a43" style:font-name="Ubuntu Mono1"/>
    </style:style>
    <style:style style:name="T28" style:family="text">
      <style:text-properties fo:color="#800000"/>
    </style:style>
    <style:style style:name="T29" style:family="text">
      <style:text-properties fo:color="#800000" fo:font-weight="bold"/>
    </style:style>
    <style:style style:name="T30" style:family="text">
      <style:text-properties fo:color="#800000" style:font-name="Ubuntu Mono1"/>
    </style:style>
    <style:style style:name="T31" style:family="text">
      <style:text-properties fo:color="#800000" style:font-name="Ubuntu Mono1" fo:font-weight="bold"/>
    </style:style>
    <style:style style:name="T32" style:family="text">
      <style:text-properties fo:color="#40015a"/>
    </style:style>
    <style:style style:name="T33" style:family="text">
      <style:text-properties fo:color="#40015a" style:font-name="Ubuntu Mono1"/>
    </style:style>
    <style:style style:name="T34" style:family="text">
      <style:text-properties fo:color="#808030"/>
    </style:style>
    <style:style style:name="T35" style:family="text">
      <style:text-properties fo:color="#808030" style:font-name="Ubuntu Mono1"/>
    </style:style>
    <style:style style:name="T36" style:family="text">
      <style:text-properties fo:color="#800080"/>
    </style:style>
    <style:style style:name="T37" style:family="text">
      <style:text-properties fo:color="#800080" style:font-name="Ubuntu Mono1"/>
    </style:style>
    <style:style style:name="T38" style:family="text">
      <style:text-properties fo:color="#008c00"/>
    </style:style>
    <style:style style:name="T39" style:family="text">
      <style:text-properties fo:color="#400000"/>
    </style:style>
    <style:style style:name="T40" style:family="text">
      <style:text-properties fo:color="#603000"/>
    </style:style>
    <style:style style:name="T41" style:family="text">
      <style:text-properties fo:color="#603000" style:font-name="Ubuntu Mono1"/>
    </style:style>
    <style:style style:name="T42" style:family="text">
      <style:text-properties fo:color="#007997"/>
    </style:style>
    <style:style style:name="T43" style:family="text">
      <style:text-properties fo:color="#0000e6"/>
    </style:style>
    <style:style style:name="T44" style:family="text">
      <style:text-properties fo:color="#0f69ff"/>
    </style:style>
    <style:style style:name="T45" style:family="text">
      <style:text-properties officeooo:rsid="00193e15"/>
    </style:style>
    <style:style style:name="T46" style:family="text">
      <style:text-properties officeooo:rsid="001b2d5f"/>
    </style:style>
    <style:style style:name="T47" style:family="text">
      <style:text-properties officeooo:rsid="001bd4f4"/>
    </style:style>
    <style:style style:name="T48" style:family="text">
      <style:text-properties officeooo:rsid="001d1c82"/>
    </style:style>
    <style:style style:name="T49" style:family="text">
      <style:text-properties style:font-name="Ubuntu Mono1"/>
    </style:style>
    <style:style style:name="T50" style:family="text">
      <style:text-properties style:font-name="Times New Roman" fo:font-size="10pt" style:font-size-asian="10pt" style:font-size-complex="10pt"/>
    </style:style>
    <style:style style:name="T51" style:family="text">
      <style:text-properties style:font-name="Times New Roman" fo:font-size="10pt" fo:language="ru" fo:country="RU" style:text-underline-style="solid" style:text-underline-width="auto" style:text-underline-color="font-color" style:font-size-asian="10pt" style:language-asian="ru" style:country-asian="RU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54" style:family="text">
      <style:text-properties style:font-name="Times New Roman" fo:font-size="10pt" fo:language="en" fo:country="US" style:font-size-asian="10pt" style:font-size-complex="10pt"/>
    </style:style>
    <style:style style:name="T55" style:family="text">
      <style:text-properties style:font-name="Times New Roman" fo:font-size="10pt" fo:language="en" fo:country="US" officeooo:rsid="000fe570" style:font-size-asian="10pt" style:font-size-complex="10pt"/>
    </style:style>
    <style:style style:name="T56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57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58" style:family="text">
      <style:text-properties fo:color="#bbb529"/>
    </style:style>
    <style:style style:name="T59" style:family="text">
      <style:text-properties fo:color="#bbb529" style:font-name="DejaVu Sans Mono1" fo:font-size="9pt" fo:font-style="normal" fo:font-weight="normal" style:font-size-asian="9pt" style:font-style-asian="normal" style:font-weight-asian="normal"/>
    </style:style>
    <style:style style:name="T60" style:family="text">
      <style:text-properties fo:color="#6a8759"/>
    </style:style>
    <style:style style:name="T61" style:family="text">
      <style:text-properties fo:color="#6a8759" style:font-name="DejaVu Sans Mono"/>
    </style:style>
    <style:style style:name="T62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63" style:family="text">
      <style:text-properties fo:color="#cc7832"/>
    </style:style>
    <style:style style:name="T64" style:family="text">
      <style:text-properties fo:color="#cc7832" fo:font-weight="bold"/>
    </style:style>
    <style:style style:name="T65" style:family="text">
      <style:text-properties fo:color="#cc7832" style:font-name="DejaVu Sans Mono"/>
    </style:style>
    <style:style style:name="T66" style:family="text">
      <style:text-properties fo:color="#cc7832" style:font-name="DejaVu Sans Mono" fo:font-weight="bold"/>
    </style:style>
    <style:style style:name="T67" style:family="text">
      <style:text-properties fo:color="#cc7832" style:font-name="DejaVu Sans Mono1" fo:font-size="9pt" fo:font-style="normal" fo:font-weight="bold" style:font-size-asian="9pt" style:font-style-asian="normal" style:font-weight-asian="bold"/>
    </style:style>
    <style:style style:name="T68" style:family="text">
      <style:text-properties fo:color="#cc7832" style:font-name="DejaVu Sans Mono1" fo:font-size="9pt" fo:font-style="normal" fo:font-weight="normal" style:font-size-asian="9pt" style:font-style-asian="normal" style:font-weight-asian="normal"/>
    </style:style>
    <style:style style:name="T69" style:family="text">
      <style:text-properties fo:color="#ffc66d"/>
    </style:style>
    <style:style style:name="T70" style:family="text">
      <style:text-properties fo:color="#ffc66d" style:font-name="DejaVu Sans Mono1" fo:font-size="9pt" fo:font-style="normal" fo:font-weight="normal" style:font-size-asian="9pt" style:font-style-asian="normal" style:font-weight-asian="normal"/>
    </style:style>
    <style:style style:name="T71" style:family="text">
      <style:text-properties style:font-name="DejaVu Sans Mono"/>
    </style:style>
    <style:style style:name="T72" style:family="text">
      <style:text-properties fo:color="#6897bb" style:font-name="DejaVu Sans Mono"/>
    </style:style>
    <style:style style:name="T73" style:family="text">
      <style:text-properties fo:color="#6897bb" style:font-name="DejaVu Sans Mono1" fo:font-size="9pt" fo:font-style="normal" fo:font-weight="normal" style:font-size-asian="9pt" style:font-style-asian="normal" style:font-weight-asian="normal"/>
    </style:style>
    <style:style style:name="T74" style:family="text">
      <style:text-properties fo:color="#808080"/>
    </style:style>
    <style:style style:name="T75" style:family="text">
      <style:text-properties fo:color="#808080" style:font-name="DejaVu Sans Mono"/>
    </style:style>
    <style:style style:name="T76" style:family="text">
      <style:text-properties fo:color="#808080" style:font-name="DejaVu Sans Mono1" fo:font-size="9pt" fo:font-style="normal" fo:font-weight="normal" style:font-size-asian="9pt" style:font-style-asian="normal" style:font-weight-asian="normal"/>
    </style:style>
    <style:style style:name="T77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78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79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0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1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2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3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4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5" style:family="text">
      <style:text-properties style:font-name="DejaVu Sans Mono1" fo:font-size="9pt" fo:font-style="normal" fo:font-weight="bold" style:font-size-asian="9pt" style:font-style-asian="normal" style:font-weight-asian="bold"/>
    </style:style>
    <style:style style:name="T86" style:family="text">
      <style:text-properties fo:font-size="9pt" fo:language="ru" fo:country="RU" style:font-size-asian="9pt" style:language-asian="ru" style:country-asian="RU" style:font-name-complex="Times New Roman" style:font-size-complex="9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1.75cm" fo:min-width="1.023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rect text:anchor-type="char" draw:z-index="2" draw:style-name="gr2" draw:text-style-name="P62" svg:width="0.101cm" svg:height="0.101cm" svg:x="0cm" svg:y="0cm"><text:p/></draw:rect><draw:custom-shape text:anchor-type="char" draw:z-index="1" draw:style-name="gr1" draw:text-style-name="P61" svg:width="1.906cm" svg:height="2.209cm" svg:x="0cm" svg:y="0.014cm"><text:p/><draw:enhanced-geometry svg:viewBox="0 0 21600 21600" draw:type="rectangle" draw:enhanced-path="M 0 0 L 21600 0 21600 21600 0 21600 0 0 Z N"/></draw:custom-shape><draw:frame draw:style-name="fr1" draw:name="Изображение1" text:anchor-type="as-char" svg:width="1.907cm" svg:height="2.2cm" draw:z-index="0"><draw:image xlink:href="Pictures/2000000C0000175C00001B49CB1A19F3D3461839.wmf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T1">Отчёт по лабораторной работе</text:span> №<text:span text:style-name="T2"><text:tab/></text:span><text:span text:style-name="T3">9</text:span><text:span text:style-name="T2"><text:tab/></text:span> по курсу 1</text:p>
            <text:p text:style-name="P4"><text:span text:style-name="T4">студента группы </text:span><text:span text:style-name="T5">08-102<text:tab/></text:span><text:span text:style-name="T4"> <text:s text:c="2"/></text:span><text:span text:style-name="T5"><text:tab/></text:span><text:span text:style-name="T7">Баталова Максима</text:span><text:span text:style-name="T5"><text:tab/></text:span><text:span text:style-name="T4">, № по списку <text:s/></text:span><text:span text:style-name="T5"><text:tab/></text:span><text:span text:style-name="T7">3</text:span><text:span text:style-name="T5"><text:tab/></text:span></text:p>
            <text:p text:style-name="P4"><text:span text:style-name="T4">Адреса </text:span><text:span text:style-name="T8">www</text:span><text:span text:style-name="T4">, </text:span><text:span text:style-name="T8">e</text:span><text:span text:style-name="T4">-</text:span><text:span text:style-name="T8">mail</text:span><text:span text:style-name="T4">, </text:span><text:span text:style-name="T8">jabber</text:span><text:span text:style-name="T4">, </text:span><text:span text:style-name="T8">skype</text:span><text:span text:style-name="T4"> </text:span><text:span text:style-name="T5"><text:tab/></text:span><text:span text:style-name="T7">etrymax@gmail.com</text:span><text:span text:style-name="T5"><text:tab/><text:tab/><text:tab/><text:tab/></text:span></text:p>
            <text:p text:style-name="P4"><text:span text:style-name="T4">Работа выполнена: “</text:span><text:span text:style-name="T5"><text:tab/></text:span><text:span text:style-name="T4">“ </text:span><text:span text:style-name="T5"><text:tab/><text:tab/><text:tab/></text:span><text:span text:style-name="T4"> 2018г.<text:tab/><text:tab/></text:span></text:p>
            <text:p text:style-name="P4"><text:span text:style-name="T4">Преподаватель:</text:span><text:span text:style-name="T5"><text:tab/><text:tab/></text:span><text:span text:style-name="T4"> каф.806 </text:span><text:span text:style-name="T5"><text:s text:c="3"/>Ефименко Н.А<text:tab/></text:span></text:p>
            <text:p text:style-name="P4"><text:span text:style-name="T4">Входной контроль знаний с оценкой </text:span><text:span text:style-name="T5"><text:tab/><text:tab/><text:tab/><text:tab/><text:tab/></text:span></text:p>
            <text:p text:style-name="P4"><text:span text:style-name="T4">Отчёт сдан “</text:span><text:span text:style-name="T5"><text:tab/></text:span><text:span text:style-name="T4">“ </text:span><text:span text:style-name="T5"><text:tab/><text:tab/></text:span><text:span text:style-name="T4"> 20</text:span><text:span text:style-name="T5"> </text:span><text:span text:style-name="T6">18</text:span><text:span text:style-name="T5"> </text:span><text:span text:style-name="T4">г., итоговая оценка </text:span><text:span text:style-name="T5"><text:tab/><text:tab/></text:span></text:p>
            <text:p text:style-name="P4"><text:span text:style-name="T4">Подпись преподавателя </text:span><text:span text:style-name="T5"><text:tab/><text:tab/><text:tab/><text:tab/></text:span></text:p>
          </table:table-cell>
        </table:table-row>
      </table:table>
      <text:p text:style-name="P5"/>
      <text:list xml:id="list7847552444158149996" text:style-name="WW8Num2">
        <text:list-item>
          <text:p text:style-name="P33"><text:span text:style-name="T11">Тема</text:span><text:span text:style-name="T10">: <text:s/></text:span><text:span text:style-name="T23">Движение точки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103603289106862" text:continue-numbering="true" text:style-name="WW8Num2">
        <text:list-item>
          <text:p text:style-name="P33"><text:span text:style-name="T11">Цель работы</text:span><text:span text:style-name="T10">: <text:s/></text:span><text:span text:style-name="T24">Cоставить и отладить программу на языке С итеративного характера с целочисленными рекуррентными соотношениями, задающими некоторое регулярное движение точки в целочисленной системе координат (i, j) с дискретным временем k и динамическим параметром движения l.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103602251411829" text:continue-numbering="true" text:style-name="WW8Num2">
        <text:list-item>
          <text:p text:style-name="P33"><text:span text:style-name="T11">Задание</text:span><text:span text:style-name="T10"> (</text:span><text:span text:style-name="T18">вариант № </text:span><text:span text:style-name="T20">4</text:span><text:span text:style-name="T10"> ): <text:s/></text:span><text:span text:style-name="T12"><text:s/></text:span><text:span text:style-name="T17">Кольцо, ограниченное двумя окружностями с центром в точке (10,10), радиус внутренней </text:span><text:span text:style-name="T12"><text:tab/></text:span><text:span text:style-name="T17">окружности равен 5, а радиус внешней равен 10.</text:span></text:p>
        </text:list-item>
        <text:list-item>
          <text:p text:style-name="P32"><text:span text:style-name="T11">Оборудование</text:span><text:span text:style-name="T10"> (</text:span><text:span text:style-name="T18">лабораторное</text:span><text:span text:style-name="T10">):</text:span></text:p>
        </text:list-item>
      </text:list>
      <text:p text:style-name="P17"><text:span text:style-name="T10">ЭВМ </text:span><text:span text:style-name="T12"><text:tab/><text:tab/></text:span><text:span text:style-name="T10">, процессор </text:span><text:span text:style-name="T12"><text:tab/><text:tab/></text:span><text:span text:style-name="T10">, имя узла сети </text:span><text:span text:style-name="T12"><text:tab/><text:tab/><text:tab/></text:span><text:span text:style-name="T10"> с ОП </text:span><text:span text:style-name="T12"><text:tab/><text:tab/> <text:s text:c="8"/></text:span><text:span text:style-name="T10"><text:s/>МБ</text:span></text:p>
      <text:p text:style-name="P18"><text:span text:style-name="T10">НМД </text:span><text:span text:style-name="T12"><text:tab/><text:tab/></text:span><text:span text:style-name="T10"> ГБ. <text:s/>Терминал </text:span><text:span text:style-name="T12"><text:tab/><text:tab/></text:span><text:span text:style-name="T10"> адрес </text:span><text:span text:style-name="T12"><text:tab/><text:tab/><text:tab/></text:span><text:span text:style-name="T10">. Принтер </text:span><text:span text:style-name="T12"><text:tab/><text:tab/><text:tab/></text:span></text:p>
      <text:p text:style-name="P18"><text:span text:style-name="T10">Другие устройства </text:span><text:span text:style-name="T12"><text:tab/><text:tab/><text:tab/><text:tab/><text:tab/><text:tab/><text:tab/><text:tab/><text:tab/><text:tab/><text:tab/></text:span></text:p>
      <text:p text:style-name="P20"/>
      <text:p text:style-name="P39"><text:span text:style-name="T50"/></text:p>
      <text:p text:style-name="P40">Оборудование ПЭВМ студента, если использовалось:</text:p>
      <text:p text:style-name="P37"><text:span text:style-name="T50">Процессор</text:span><text:span text:style-name="T54"> </text:span><text:span text:style-name="T56"><text:tab/>Intel </text:span><text:span text:style-name="T57">pentium n4200</text:span><text:span text:style-name="T54">, </text:span><text:span text:style-name="T50">ОП</text:span><text:span text:style-name="T54"> </text:span><text:span text:style-name="T57">5900</text:span><text:span text:style-name="T54"> </text:span><text:span text:style-name="T50">МБ</text:span><text:span text:style-name="T54">, </text:span><text:span text:style-name="T50">НМД</text:span><text:span text:style-name="T54"> </text:span><text:span text:style-name="T57">5.7</text:span><text:span text:style-name="T56"><text:tab/></text:span><text:span text:style-name="T54"> </text:span><text:span text:style-name="T55">ГБ</text:span><text:span text:style-name="T54">. </text:span><text:span text:style-name="T50">Монитор </text:span><text:span text:style-name="T52"><text:tab/></text:span><text:span text:style-name="T56">TFT</text:span><text:span text:style-name="T52">, встроенный<text:tab/></text:span></text:p>
      <text:p text:style-name="P37"><text:span text:style-name="T51">Другие устройства 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03603567695052" text:continue-numbering="true" text:style-name="WW8Num2">
        <text:list-item>
          <text:p text:style-name="P32"><text:span text:style-name="T11">Программное обеспечение</text:span><text:span text:style-name="T10"> (</text:span><text:span text:style-name="T18">лабораторное</text:span><text:span text:style-name="T10">):</text:span></text:p>
        </text:list-item>
      </text:list>
      <text:p text:style-name="P17"><text:span text:style-name="T10">Операционная система семейства </text:span><text:span text:style-name="T12"><text:tab/><text:tab/></text:span><text:span text:style-name="T10">, наименование </text:span><text:span text:style-name="T12"><text:tab/><text:tab/><text:tab/><text:tab/></text:span><text:span text:style-name="T10"> версия </text:span><text:span text:style-name="T12"><text:tab/><text:tab/></text:span></text:p>
      <text:p text:style-name="P17"><text:span text:style-name="T10">Интерпретатор команд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7"><text:span text:style-name="T10">Система программирования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7"><text:span text:style-name="T10">Редактор текстов </text:span><text:span text:style-name="T12"><text:tab/><text:tab/><text:tab/><text:tab/><text:tab/><text:tab/><text:tab/><text:tab/></text:span><text:span text:style-name="T10"> версия </text:span><text:span text:style-name="T12"><text:tab/><text:tab/><text:tab/></text:span></text:p>
      <text:p text:style-name="P17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17"><text:span text:style-name="T10">Местонахождения и имена файлов программ и данных </text:span><text:span text:style-name="T12"><text:tab/><text:tab/><text:tab/><text:tab/><text:tab/></text:span><text:soft-page-break/><text:span text:style-name="T12"><text:tab/><text:tab/><text:tab/><text:tab/><text:tab/><text:tab/><text:tab/><text:tab/><text:tab/><text:tab/><text:tab/><text:tab/><text:tab/><text:tab/></text:span></text:p>
      <text:p text:style-name="P19"/>
      <text:p text:style-name="P41">Программное обеспечение ЭВМ студента, если использовалось:</text:p>
      <text:p text:style-name="P38"><text:span text:style-name="T50">Операционная система семейства </text:span><text:span text:style-name="T52"><text:tab/></text:span><text:span text:style-name="T56">UNIX</text:span><text:span text:style-name="T52"><text:tab/></text:span><text:span text:style-name="T50">, наименование </text:span><text:span text:style-name="T52"><text:tab/></text:span><text:span text:style-name="T57">Debian</text:span><text:span text:style-name="T52"><text:tab/></text:span><text:span text:style-name="T50"> версия </text:span><text:span text:style-name="T52"><text:tab/></text:span><text:span text:style-name="T53">9.5</text:span><text:span text:style-name="T52"><text:tab/></text:span></text:p>
      <text:p text:style-name="P38"><text:span text:style-name="T50">Интерпретатор команд </text:span><text:span text:style-name="T52"><text:tab/></text:span><text:span text:style-name="T53">bash</text:span><text:span text:style-name="T52"><text:tab/><text:tab/><text:tab/><text:tab/><text:tab/><text:tab/></text:span><text:span text:style-name="T50"> версия </text:span><text:span text:style-name="T52"><text:tab/></text:span><text:span text:style-name="T53">4.4.12</text:span><text:span text:style-name="T52"><text:tab/><text:tab/></text:span></text:p>
      <text:p text:style-name="P38"><text:span text:style-name="T50">Система программирования </text:span><text:span text:style-name="T52"><text:tab/><text:tab/><text:tab/><text:tab/><text:tab/><text:tab/><text:tab/></text:span><text:span text:style-name="T50"> версия </text:span><text:span text:style-name="T52"><text:tab/><text:tab/><text:tab/></text:span></text:p>
      <text:p text:style-name="P38"><text:span text:style-name="T50">Редактор текстов </text:span><text:span text:style-name="T52"><text:tab/><text:tab/></text:span><text:span text:style-name="T57">nano</text:span><text:span text:style-name="T52"><text:tab/><text:tab/><text:tab/><text:tab/><text:tab/><text:tab/></text:span><text:span text:style-name="T50"> версия </text:span><text:span text:style-name="T52"><text:tab/></text:span><text:span text:style-name="T56"> <text:s text:c="2"/></text:span><text:span text:style-name="T52"><text:tab/></text:span></text:p>
      <text:p text:style-name="P38"><text:span text:style-name="T50">Утилиты операционной системы </text:span><text:span text:style-name="T5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8"><text:span text:style-name="T50">Прикладные системы и программы </text:span><text:span text:style-name="T52"><text:tab/><text:tab/><text:tab/><text:tab/><text:tab/><text:tab/><text:tab/><text:tab/><text:tab/></text:span></text:p>
      <text:p text:style-name="P38"><text:span text:style-name="T50">Местонахождения и имена файлов программ и данных </text:span><text:span text:style-name="T52"><text:tab/><text:tab/><text:tab/><text:tab/><text:tab/><text:tab/><text:tab/><text:tab/><text:tab/><text:tab/><text:tab/><text:tab/><text:tab/><text:tab/><text:tab/><text:tab/><text:tab/><text:tab/><text:tab/></text:span></text:p>
      <text:p text:style-name="P42"/>
      <text:p text:style-name="P42"/>
      <text:p text:style-name="P42"><text:span text:style-name="T12"/></text:p>
      <text:p text:style-name="P36"/>
      <text:p text:style-name="P36"/>
      <text:list xml:id="list103601826886185" text:continue-numbering="true" text:style-name="WW8Num2">
        <text:list-item>
          <text:p text:style-name="P33"><text:span text:style-name="T11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45"/>
      <text:p text:style-name="P24"/>
      <text:p text:style-name="P24">Алгоритм:</text:p>
      <text:p text:style-name="P22">1. <text:span text:style-name="T45">Вычислить координаты точки.</text:span></text:p>
      <text:p text:style-name="P22">2. <text:span text:style-name="T45">Проверить входит ли точка в кольцо:</text:span></text:p>
      <text:list xml:id="list7789370089974091898" text:style-name="L1">
        <text:list-item>
          <text:p text:style-name="P43">если входит, то вывести «Yes» i, j, k и закончить выполнение программы.</text:p>
        </text:list-item>
        <text:list-item>
          <text:p text:style-name="P44">если не входит, то продолжить выполнение цикла.</text:p>
        </text:list-item>
      </text:list>
      <text:p text:style-name="P23">3. <text:span text:style-name="T46">Если за 50 итераций не нашлась точка, то вывести «No» и i, j.</text:span></text:p>
      <text:p text:style-name="P22"/>
      <text:p text:style-name="P7"/>
      <text:list xml:id="list103602728952234" text:continue-list="list103601826886185" text:style-name="WW8Num2">
        <text:list-item>
          <text:p text:style-name="P32"><text:span text:style-name="T11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6"/>
      <text:p text:style-name="P57"><text:span text:style-name="T60"/></text:p>
      <text:p text:style-name="P1"/>
      <text:p text:style-name="P31"><text:span text:style-name="T78">#include </text:span><text:span text:style-name="T78">&lt;stdlib.h&gt;</text:span><text:line-break/><text:span text:style-name="T78">#include </text:span><text:span text:style-name="T78">&lt;stdio.h&gt;</text:span><text:line-break/><text:line-break/><text:span text:style-name="T85">int </text:span><text:span text:style-name="T78">max</text:span><text:span text:style-name="T78">(</text:span><text:span text:style-name="T85">int </text:span><text:span text:style-name="T78">a</text:span><text:span text:style-name="T78">, </text:span><text:span text:style-name="T85">int </text:span><text:span text:style-name="T78">b) {</text:span><text:line-break/><text:span text:style-name="T78"> <text:s text:c="3"/></text:span><text:span text:style-name="T85">return </text:span><text:span text:style-name="T78">(a&gt;b) ? a : b</text:span><text:span text:style-name="T78">;</text:span><text:line-break/><text:span text:style-name="T78">}</text:span><text:line-break/><text:line-break/><text:span text:style-name="T85">int </text:span><text:span text:style-name="T78">min</text:span><text:span text:style-name="T78">(</text:span><text:span text:style-name="T85">int </text:span><text:span text:style-name="T78">a</text:span><text:span text:style-name="T78">, </text:span><text:span text:style-name="T85">int </text:span><text:span text:style-name="T78">b) {</text:span><text:line-break/><text:span text:style-name="T78"> <text:s text:c="3"/></text:span><text:span text:style-name="T85">return </text:span><text:span text:style-name="T78">(a&lt;b) ? a:b</text:span><text:span text:style-name="T78">;</text:span><text:line-break/><text:span text:style-name="T78">}</text:span><text:line-break/><text:line-break/><text:span text:style-name="T85">int </text:span><text:span text:style-name="T78">sign</text:span><text:span text:style-name="T78">(</text:span><text:span text:style-name="T85">int </text:span><text:span text:style-name="T78">x) {</text:span><text:line-break/><text:span text:style-name="T78"> <text:s text:c="3"/></text:span><text:span text:style-name="T85">if </text:span><text:span text:style-name="T78">(x &lt; </text:span><text:span text:style-name="T78">0</text:span><text:span text:style-name="T78">) </text:span><text:span text:style-name="T85">return </text:span><text:span text:style-name="T78">-</text:span><text:span text:style-name="T78">1</text:span><text:span text:style-name="T78">;</text:span><text:line-break/><text:span text:style-name="T78"> <text:s text:c="3"/></text:span><text:span text:style-name="T85">return </text:span><text:span text:style-name="T78">(x&gt;</text:span><text:span text:style-name="T78">0</text:span><text:span text:style-name="T78">) ? </text:span><text:span text:style-name="T78">1 </text:span><text:span text:style-name="T78">: </text:span><text:span text:style-name="T78">0</text:span><text:span text:style-name="T78">;</text:span><text:line-break/><text:span text:style-name="T78">}</text:span><text:line-break/><text:line-break/><text:span text:style-name="T85">int </text:span><text:span text:style-name="T78">d</text:span><text:span text:style-name="T78">(</text:span><text:span text:style-name="T85">int </text:span><text:span text:style-name="T78">a</text:span><text:span text:style-name="T78">,</text:span><text:span text:style-name="T85">int </text:span><text:span text:style-name="T78">b) {</text:span><text:line-break/><text:span text:style-name="T78"> <text:s text:c="3"/></text:span><text:span text:style-name="T85">return </text:span><text:span text:style-name="T78">(a*b&gt;=</text:span><text:span text:style-name="T78">0</text:span><text:span text:style-name="T78">) ? a/b : a/b-</text:span><text:span text:style-name="T78">1</text:span><text:span text:style-name="T78">;</text:span><text:line-break/><text:span text:style-name="T78">}</text:span><text:line-break/><text:span text:style-name="T85">int </text:span><text:span text:style-name="T78">mod</text:span><text:span text:style-name="T78">(</text:span><text:span text:style-name="T85">int </text:span><text:span text:style-name="T78">a</text:span><text:span text:style-name="T78">,</text:span><text:span text:style-name="T85">int </text:span><text:span text:style-name="T78">b) {</text:span><text:line-break/><text:span text:style-name="T78"> <text:s text:c="3"/></text:span><text:span text:style-name="T85">return </text:span><text:span text:style-name="T78">a - d(a</text:span><text:span text:style-name="T78">,</text:span><text:span text:style-name="T78">b)*b</text:span><text:span text:style-name="T78">;</text:span><text:line-break/><text:span text:style-name="T78">}</text:span><text:line-break/><text:line-break/><text:span text:style-name="T85">int </text:span><text:span text:style-name="T78">main</text:span><text:span text:style-name="T78">() {</text:span><text:line-break/><text:soft-page-break/><text:span text:style-name="T78"> <text:s text:c="3"/></text:span><text:span text:style-name="T85">int </text:span><text:span text:style-name="T78">x</text:span><text:span text:style-name="T78">,</text:span><text:span text:style-name="T78">y</text:span><text:span text:style-name="T78">,</text:span><text:span text:style-name="T78">r1</text:span><text:span text:style-name="T78">,</text:span><text:span text:style-name="T78">r2</text:span><text:span text:style-name="T78">,</text:span><text:span text:style-name="T78">i</text:span><text:span text:style-name="T78">,</text:span><text:span text:style-name="T78">j</text:span><text:span text:style-name="T78">,</text:span><text:span text:style-name="T78">l</text:span><text:span text:style-name="T78">,</text:span><text:span text:style-name="T78">i0</text:span><text:span text:style-name="T78">,</text:span><text:span text:style-name="T78">j0</text:span><text:span text:style-name="T78">,</text:span><text:span text:style-name="T78">l0</text:span><text:span text:style-name="T78">,</text:span><text:span text:style-name="T78">m</text:span><text:span text:style-name="T78">;</text:span><text:line-break/><text:span text:style-name="T78"> <text:s text:c="3"/></text:span><text:span text:style-name="T85">double </text:span><text:span text:style-name="T78">c</text:span><text:span text:style-name="T78">; </text:span><text:span text:style-name="T78">//r1 - внутренний радиус, r2 - внешний</text:span><text:line-break/><text:span text:style-name="T78"> <text:s text:c="3"/></text:span><text:span text:style-name="T78">i0=i=</text:span><text:span text:style-name="T78">26</text:span><text:span text:style-name="T78">;</text:span><text:line-break/><text:span text:style-name="T78"> <text:s text:c="3"/></text:span><text:span text:style-name="T78">j0=j=</text:span><text:span text:style-name="T78">8</text:span><text:span text:style-name="T78">;</text:span><text:line-break/><text:span text:style-name="T78"> <text:s text:c="3"/></text:span><text:span text:style-name="T78">l0=l=-</text:span><text:span text:style-name="T78">3</text:span><text:span text:style-name="T78">;</text:span><text:line-break/><text:line-break/><text:span text:style-name="T78"> <text:s text:c="3"/></text:span><text:span text:style-name="T85">for </text:span><text:span text:style-name="T78">(</text:span><text:span text:style-name="T85">int </text:span><text:span text:style-name="T78">k = </text:span><text:span text:style-name="T78">1</text:span><text:span text:style-name="T78">; </text:span><text:span text:style-name="T78">k &lt; </text:span><text:span text:style-name="T78">51</text:span><text:span text:style-name="T78">; </text:span><text:span text:style-name="T78">++k) {</text:span><text:line-break/><text:span text:style-name="T78"> <text:s text:c="7"/>i = mod(min(i0+j0</text:span><text:span text:style-name="T78">,</text:span><text:span text:style-name="T78">i0+l0)*(k+</text:span><text:span text:style-name="T78">1</text:span><text:span text:style-name="T78">)</text:span><text:span text:style-name="T78">,</text:span><text:span text:style-name="T78">30</text:span><text:span text:style-name="T78">)</text:span><text:span text:style-name="T78">;</text:span><text:line-break/><text:span text:style-name="T78"> <text:s text:c="7"/></text:span><text:span text:style-name="T78">j=j0+mod(l0*sign(j0)</text:span><text:span text:style-name="T78">,</text:span><text:span text:style-name="T78">20</text:span><text:span text:style-name="T78">)+mod(k*sign(i0)</text:span><text:span text:style-name="T78">,</text:span><text:span text:style-name="T78">10</text:span><text:span text:style-name="T78">)</text:span><text:span text:style-name="T78">;</text:span><text:line-break/><text:span text:style-name="T78"> <text:s text:c="7"/></text:span><text:span text:style-name="T78">m = max(i0*j0</text:span><text:span text:style-name="T78">,</text:span><text:span text:style-name="T78">i0*l0)</text:span><text:span text:style-name="T78">;</text:span><text:line-break/><text:span text:style-name="T78"> <text:s text:c="7"/></text:span><text:span text:style-name="T78">m = max(m</text:span><text:span text:style-name="T78">, </text:span><text:span text:style-name="T78">j0*l0)</text:span><text:span text:style-name="T78">;</text:span><text:line-break/><text:span text:style-name="T78"> <text:s text:c="7"/></text:span><text:span text:style-name="T78">l=mod(m</text:span><text:span text:style-name="T78">,</text:span><text:span text:style-name="T78">30</text:span><text:span text:style-name="T78">)</text:span><text:span text:style-name="T78">;</text:span><text:line-break/><text:span text:style-name="T78"> <text:s text:c="7"/></text:span><text:span text:style-name="T78">i0=i</text:span><text:span text:style-name="T78">;</text:span><text:line-break/><text:span text:style-name="T78"> <text:s text:c="7"/></text:span><text:span text:style-name="T78">j0=j</text:span><text:span text:style-name="T78">;</text:span><text:line-break/><text:span text:style-name="T78"> <text:s text:c="7"/></text:span><text:span text:style-name="T78">l0=l</text:span><text:span text:style-name="T78">;</text:span><text:line-break/><text:span text:style-name="T78"> <text:s text:c="7"/></text:span><text:span text:style-name="T78">x=i</text:span><text:span text:style-name="T78">;</text:span><text:line-break/><text:span text:style-name="T78"> <text:s text:c="7"/></text:span><text:span text:style-name="T78">y=j</text:span><text:span text:style-name="T78">;</text:span><text:line-break/><text:span text:style-name="T78"> <text:s text:c="7"/></text:span><text:span text:style-name="T78">c = (x+</text:span><text:span text:style-name="T78">10</text:span><text:span text:style-name="T78">)*(x + </text:span><text:span text:style-name="T78">10</text:span><text:span text:style-name="T78">) + (y + </text:span><text:span text:style-name="T78">10</text:span><text:span text:style-name="T78">)*(y + </text:span><text:span text:style-name="T78">10</text:span><text:span text:style-name="T78">)</text:span><text:span text:style-name="T78">;</text:span><text:line-break/><text:span text:style-name="T78"> <text:s text:c="7"/></text:span><text:span text:style-name="T85">if </text:span><text:span text:style-name="T78">(c &gt; r1*r1 &amp;&amp; c &lt; r2*r2) {</text:span><text:line-break/><text:span text:style-name="T78"> <text:s text:c="11"/>printf(</text:span><text:span text:style-name="T78">" YES k=</text:span><text:span text:style-name="T78">%d</text:span><text:span text:style-name="T78"> x=</text:span><text:span text:style-name="T78">%d</text:span><text:span text:style-name="T78"> y=</text:span><text:span text:style-name="T78">%d</text:span><text:span text:style-name="T78"> l=</text:span><text:span text:style-name="T78">%d\n</text:span><text:span text:style-name="T78">"</text:span><text:span text:style-name="T78">,</text:span><text:span text:style-name="T78">k</text:span><text:span text:style-name="T78">,</text:span><text:span text:style-name="T78">x</text:span><text:span text:style-name="T78">,</text:span><text:span text:style-name="T78">y</text:span><text:span text:style-name="T78">,</text:span><text:span text:style-name="T78">l)</text:span><text:span text:style-name="T78">;</text:span><text:line-break/><text:span text:style-name="T78"> <text:s text:c="11"/></text:span><text:span text:style-name="T85">return </text:span><text:span text:style-name="T78">0</text:span><text:span text:style-name="T78">;</text:span><text:line-break/><text:span text:style-name="T78"> <text:s text:c="7"/></text:span><text:span text:style-name="T78">}</text:span><text:line-break/><text:span text:style-name="T78"> <text:s text:c="6"/></text:span><text:line-break/><text:span text:style-name="T78"> <text:s text:c="3"/></text:span><text:span text:style-name="T78">}</text:span><text:line-break/><text:line-break/><text:span text:style-name="T78"> <text:s text:c="3"/>printf(</text:span><text:span text:style-name="T78">" NO x=</text:span><text:span text:style-name="T78">%d</text:span><text:span text:style-name="T78"> y=</text:span><text:span text:style-name="T78">%d</text:span><text:span text:style-name="T78"> l=</text:span><text:span text:style-name="T78">%d\n</text:span><text:span text:style-name="T78">"</text:span><text:span text:style-name="T78">,</text:span><text:span text:style-name="T78">x</text:span><text:span text:style-name="T78">,</text:span><text:span text:style-name="T78">y</text:span><text:span text:style-name="T78">,</text:span><text:span text:style-name="T78">l)</text:span><text:span text:style-name="T78">;</text:span><text:line-break/><text:span text:style-name="T78">}</text:span></text:p>
      <text:p text:style-name="P31"/>
      <text:p text:style-name="P1"/>
      <text:p text:style-name="P1"/>
      <text:p text:style-name="P1"/>
      <text:p text:style-name="P1"/>
      <text:p text:style-name="P1"/>
      <text:p text:style-name="P2"><text:span text:style-name="T18">Пункты 1-7 отчёта составляются </text:span><text:span text:style-name="T21">строго до</text:span><text:span text:style-name="T18"> начала лабораторной работы.</text:span></text:p>
      <text:p text:style-name="P6"/>
      <text:p text:style-name="P13"><text:span text:style-name="T10">Допущен к выполнению работы. Подпись преподавателя </text:span><text:span text:style-name="T12"><text:tab/><text:tab/><text:tab/><text:tab/></text:span></text:p>
      <text:list xml:id="list103603898737802" text:continue-numbering="true" text:style-name="WW8Num2">
        <text:list-item>
          <text:p text:style-name="P32"><text:span text:style-name="T11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4"/>
      <text:h text:style-name="P51" text:outline-level="3">etryfly@etryfly:~/CLionProjects/untitled/lab9$ gcc lab9.c -lm</text:h>
      <text:p text:style-name="P48"><text:span text:style-name="T86">etryfly@etryfly:~/CLionProjects/untitled/lab9$ ./a.out </text:span></text:p>
      <text:p text:style-name="P48"><text:span text:style-name="T86"><text:s/>NO x=0 y=386 l=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list xml:id="list103602067410374" text:continue-numbering="true" text:style-name="WW8Num2">
        <text:list-item>
          <text:p text:style-name="P35"><text:span text:style-name="T11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6">№</text:p>
          </table:table-cell>
          <table:table-cell table:style-name="Таблица2.A1" office:value-type="string">
            <text:p text:style-name="P16">Лаб.</text:p>
            <text:p text:style-name="P16">или</text:p>
            <text:p text:style-name="P16">дом.</text:p>
          </table:table-cell>
          <table:table-cell table:style-name="Таблица2.A1" office:value-type="string">
            <text:p text:style-name="P16">Дата</text:p>
          </table:table-cell>
          <table:table-cell table:style-name="Таблица2.A1" office:value-type="string">
            <text:p text:style-name="P16">Время</text:p>
          </table:table-cell>
          <table:table-cell table:style-name="Таблица2.A1" office:value-type="string">
            <text:p text:style-name="P16">Событие</text:p>
          </table:table-cell>
          <table:table-cell table:style-name="Таблица2.A1" office:value-type="string">
            <text:p text:style-name="P16">Действие по исправлению</text:p>
          </table:table-cell>
          <table:table-cell table:style-name="Таблица2.G1" office:value-type="string">
            <text:p text:style-name="P16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G1" office:value-type="string">
            <text:p text:style-name="P11"/>
          </table:table-cell>
        </table:table-row>
      </table:table>
      <text:p text:style-name="P8"/>
      <text:list xml:id="list103602121458001" text:continue-numbering="true" text:style-name="WW8Num2">
        <text:list-item>
          <text:p text:style-name="P32"><text:span text:style-name="T10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2"><text:span text:style-name="T10">Выводы <text:s/></text:span><text:span text:style-name="T12"><text:tab/></text:span><text:span text:style-name="T17">В ходе работы научился составлять программы на языке Си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10">Недочеты, допущенные при выполнении задания, могут быть устранены следующим образом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<text:span text:style-name="T10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Ubuntu Mono" svg:font-family="'Ubuntu Mono'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vertical-align="auto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, 'Times New Roman'" style:font-family-generic="roman" style:font-pitch="variable" fo:font-size="24pt" fo:font-weight="bold" style:font-name-asian="Noto Sans CJK SC Regular1" style:font-family-asian="'Noto Sans CJK SC Regular'" style:font-pitch-asian="variable" style:font-size-asian="24pt" style:font-weight-asian="bold" style:font-name-complex="Lohit Devanagari2" style:font-family-complex="'Lohit Devanagari'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DocumentMap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true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pitch-complex="variable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anguage="ru" fo:country="RU" fo:font-weight="bold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03T10:34:51.908367540</dc:date>
    <meta:print-date>2006-09-06T14:56:00</meta:print-date>
    <meta:editing-cycles>13</meta:editing-cycles>
    <meta:editing-duration>PT1H19S</meta:editing-duration>
    <meta:generator>LibreOffice/5.2.7.2$Linux_X86_64 LibreOffice_project/20m0$Build-2</meta:generator>
    <meta:document-statistic meta:table-count="2" meta:image-count="1" meta:object-count="0" meta:page-count="4" meta:paragraph-count="64" meta:word-count="591" meta:character-count="4798" meta:non-whitespace-character-count="3444"/>
    <meta:user-defined meta:name="Operator">Константин</meta:user-defined>
  </office:meta>
</office:document-meta>
</file>